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52285" officeooo:paragraph-rsid="00052285"/>
    </style:style>
    <style:style style:name="P2" style:family="paragraph" style:parent-style-name="Text_20_body" style:list-style-name="L1">
      <style:text-properties officeooo:rsid="00052285" officeooo:paragraph-rsid="00052285"/>
    </style:style>
    <style:style style:name="P3" style:family="paragraph" style:parent-style-name="Text_20_body">
      <style:text-properties officeooo:rsid="0005f771" officeooo:paragraph-rsid="0005f771"/>
    </style:style>
    <style:style style:name="P4" style:family="paragraph" style:parent-style-name="Heading_20_1">
      <style:text-properties officeooo:rsid="00052285" officeooo:paragraph-rsid="000522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Morphologie</text:h>
      <text:p text:style-name="P1">Les moteurs de morphologie sont décrits dans le fichier interfaces/morphology.h</text:p>
      <text:p text:style-name="P1">Les arguments de la macro X sont les suivants :</text:p>
      <text:list xml:id="list3372298114334800209" text:style-name="L1">
        <text:list-item>
          <text:p text:style-name="P2">pin (pin sur lequel est branché le contrôle du servomoteur)</text:p>
        </text:list-item>
        <text:list-item>
          <text:p text:style-name="P2">Nom désigné dans le code (en pratique, ce champ n'est utile que pour les tests)</text:p>
        </text:list-item>
        <text:list-item>
          <text:p text:style-name="P2">Nom lisible par l'utilisateur</text:p>
        </text:list-item>
        <text:list-item>
          <text:p text:style-name="P2">umin (microseconde minimum)</text:p>
        </text:list-item>
        <text:list-item>
          <text:p text:style-name="P2">umax (microseconde maximum)</text:p>
        </text:list-item>
      </text:list>
      <text:p text:style-name="P1">Les deux valeurs «microseconde» décrivent l'intervalle du signal envoyé au servomoteur. Il faut que de umin à umax, la crémaillère attachée au servomoteur se déplace d'une distance de 50mm. Ces deux valeurs dépendent donc à la fois du servomoteur et du rapport de réduction du système roue/crémaillère.</text:p>
      <text:p text:style-name="P3">À noter que suite à modification de ce fichier, à la fois l'application PC et l'application Arduino doivent être recompilées et redéployée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16:32:36</meta:creation-date>
    <dc:date>2013-06-04T09:16:10</dc:date>
    <meta:editing-duration>PT27M25S</meta:editing-duration>
    <meta:editing-cycles>4</meta:editing-cycles>
    <meta:generator>LibreOffice/4.0.2.2$Linux_x86 LibreOffice_project/400m0$Build-2</meta:generator>
    <meta:document-statistic meta:table-count="0" meta:image-count="0" meta:object-count="0" meta:page-count="1" meta:paragraph-count="10" meta:word-count="130" meta:character-count="805" meta:non-whitespace-character-count="690"/>
  </office:meta>
</office:document-meta>
</file>